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999999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/>
    </style:style>
    <style:style style:name="gr4" style:family="graphic" style:parent-style-name="standard">
      <style:graphic-properties draw:stroke="none" svg:stroke-width="0cm" svg:stroke-color="#999999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5cm" fo:min-width="0.351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none" svg:stroke-width="0cm" svg:stroke-color="#999999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48cm" fo:min-width="0.397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cm" svg:stroke-color="#999999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5cm" fo:min-width="0.596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none" svg:stroke-width="0cm" svg:stroke-color="#999999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52cm" fo:min-width="0.598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none" svg:stroke-width="0cm" svg:stroke-color="#999999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48cm" fo:min-width="0.444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svg:stroke-width="0.049cm" svg:stroke-color="#000000" draw:marker-start-width="0.489cm" draw:marker-end-width="0.489cm" draw:textarea-horizontal-align="center" draw:textarea-vertical-align="middle" fo:padding-top="0.023cm" fo:padding-bottom="0.023cm" fo:padding-left="0.023cm" fo:padding-right="0.023cm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fo:font-size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325cm" svg:y1="17.374cm" svg:x2="7.325cm" svg:y2="12.544cm">
            <text:p/>
          </draw:line>
          <draw:line draw:style-name="gr1" draw:text-style-name="P1" draw:layer="layout" svg:x1="7.805cm" svg:y1="17.374cm" svg:x2="7.805cm" svg:y2="12.544cm">
            <text:p/>
          </draw:line>
          <draw:line draw:style-name="gr1" draw:text-style-name="P1" draw:layer="layout" svg:x1="8.285cm" svg:y1="17.374cm" svg:x2="8.285cm" svg:y2="12.544cm">
            <text:p/>
          </draw:line>
          <draw:line draw:style-name="gr1" draw:text-style-name="P1" draw:layer="layout" svg:x1="8.765cm" svg:y1="17.374cm" svg:x2="8.765cm" svg:y2="12.544cm">
            <text:p/>
          </draw:line>
          <draw:line draw:style-name="gr1" draw:text-style-name="P1" draw:layer="layout" svg:x1="9.245cm" svg:y1="17.374cm" svg:x2="9.245cm" svg:y2="12.544cm">
            <text:p/>
          </draw:line>
          <draw:line draw:style-name="gr1" draw:text-style-name="P1" draw:layer="layout" svg:x1="9.725cm" svg:y1="17.374cm" svg:x2="9.725cm" svg:y2="12.544cm">
            <text:p/>
          </draw:line>
          <draw:line draw:style-name="gr1" draw:text-style-name="P1" draw:layer="layout" svg:x1="10.205cm" svg:y1="17.374cm" svg:x2="10.205cm" svg:y2="12.544cm">
            <text:p/>
          </draw:line>
          <draw:line draw:style-name="gr1" draw:text-style-name="P1" draw:layer="layout" svg:x1="10.685cm" svg:y1="17.374cm" svg:x2="10.685cm" svg:y2="12.544cm">
            <text:p/>
          </draw:line>
          <draw:line draw:style-name="gr1" draw:text-style-name="P1" draw:layer="layout" svg:x1="11.165cm" svg:y1="17.374cm" svg:x2="11.165cm" svg:y2="12.544cm">
            <text:p/>
          </draw:line>
          <draw:line draw:style-name="gr1" draw:text-style-name="P1" draw:layer="layout" svg:x1="11.645cm" svg:y1="17.374cm" svg:x2="11.645cm" svg:y2="12.544cm">
            <text:p/>
          </draw:line>
          <draw:line draw:style-name="gr1" draw:text-style-name="P1" draw:layer="layout" svg:x1="12.125cm" svg:y1="17.374cm" svg:x2="12.125cm" svg:y2="12.544cm">
            <text:p/>
          </draw:line>
          <draw:line draw:style-name="gr1" draw:text-style-name="P1" draw:layer="layout" svg:x1="12.605cm" svg:y1="17.374cm" svg:x2="12.605cm" svg:y2="12.544cm">
            <text:p/>
          </draw:line>
          <draw:line draw:style-name="gr1" draw:text-style-name="P1" draw:layer="layout" svg:x1="13.084cm" svg:y1="17.374cm" svg:x2="13.084cm" svg:y2="12.544cm">
            <text:p/>
          </draw:line>
          <draw:line draw:style-name="gr1" draw:text-style-name="P1" draw:layer="layout" svg:x1="13.564cm" svg:y1="17.374cm" svg:x2="13.564cm" svg:y2="12.544cm">
            <text:p/>
          </draw:line>
          <draw:line draw:style-name="gr1" draw:text-style-name="P1" draw:layer="layout" svg:x1="14.044cm" svg:y1="17.374cm" svg:x2="14.044cm" svg:y2="12.544cm">
            <text:p/>
          </draw:line>
          <draw:line draw:style-name="gr1" draw:text-style-name="P1" draw:layer="layout" svg:x1="7.085cm" svg:y1="17.132cm" svg:x2="14.284cm" svg:y2="17.132cm">
            <text:p/>
          </draw:line>
          <draw:line draw:style-name="gr1" draw:text-style-name="P1" draw:layer="layout" svg:x1="7.085cm" svg:y1="16.649cm" svg:x2="14.284cm" svg:y2="16.649cm">
            <text:p/>
          </draw:line>
          <draw:line draw:style-name="gr1" draw:text-style-name="P1" draw:layer="layout" svg:x1="7.085cm" svg:y1="16.164cm" svg:x2="14.284cm" svg:y2="16.164cm">
            <text:p/>
          </draw:line>
          <draw:line draw:style-name="gr1" draw:text-style-name="P1" draw:layer="layout" svg:x1="7.085cm" svg:y1="15.684cm" svg:x2="14.284cm" svg:y2="15.684cm">
            <text:p/>
          </draw:line>
          <draw:line draw:style-name="gr1" draw:text-style-name="P1" draw:layer="layout" svg:x1="7.085cm" svg:y1="15.199cm" svg:x2="14.284cm" svg:y2="15.199cm">
            <text:p/>
          </draw:line>
          <draw:line draw:style-name="gr1" draw:text-style-name="P1" draw:layer="layout" svg:x1="7.085cm" svg:y1="14.718cm" svg:x2="14.284cm" svg:y2="14.718cm">
            <text:p/>
          </draw:line>
          <draw:line draw:style-name="gr1" draw:text-style-name="P1" draw:layer="layout" svg:x1="7.085cm" svg:y1="14.235cm" svg:x2="14.284cm" svg:y2="14.235cm">
            <text:p/>
          </draw:line>
          <draw:line draw:style-name="gr1" draw:text-style-name="P1" draw:layer="layout" svg:x1="7.085cm" svg:y1="13.752cm" svg:x2="14.284cm" svg:y2="13.752cm">
            <text:p/>
          </draw:line>
          <draw:line draw:style-name="gr1" draw:text-style-name="P1" draw:layer="layout" svg:x1="7.085cm" svg:y1="13.269cm" svg:x2="14.284cm" svg:y2="13.269cm">
            <text:p/>
          </draw:line>
          <draw:line draw:style-name="gr1" draw:text-style-name="P1" draw:layer="layout" svg:x1="7.085cm" svg:y1="12.786cm" svg:x2="14.284cm" svg:y2="12.786cm">
            <text:p/>
          </draw:line>
          <draw:g>
            <draw:line draw:style-name="gr2" draw:text-style-name="P1" draw:layer="layout" svg:x1="7.085cm" svg:y1="14.718cm" svg:x2="14.284cm" svg:y2="14.718cm">
              <text:p/>
            </draw:line>
            <draw:polygon draw:style-name="gr3" draw:text-style-name="P2" draw:layer="layout" svg:width="0.276cm" svg:height="0.321cm" svg:x="14.008cm" svg:y="14.557cm" svg:viewBox="0 0 277 322" draw:points="277,161 0,322 0,0">
              <text:p/>
            </draw:polygon>
          </draw:g>
          <draw:frame draw:style-name="gr4" draw:text-style-name="P4" draw:layer="layout" svg:width="0.851cm" svg:height="0.8cm" svg:x="10.216cm" svg:y="14.604cm">
            <draw:text-box>
              <text:p text:style-name="P3"><text:span text:style-name="T1">0</text:span></text:p>
            </draw:text-box>
          </draw:frame>
          <draw:g>
            <draw:line draw:style-name="gr2" draw:text-style-name="P1" draw:layer="layout" svg:x1="10.685cm" svg:y1="17.374cm" svg:x2="10.685cm" svg:y2="12.544cm">
              <text:p/>
            </draw:line>
            <draw:polygon draw:style-name="gr3" draw:text-style-name="P2" draw:layer="layout" svg:width="0.319cm" svg:height="0.278cm" svg:x="10.525cm" svg:y="12.544cm" svg:viewBox="0 0 320 279" draw:points="160,0 320,279 0,279">
              <text:p/>
            </draw:polygon>
          </draw:g>
          <draw:frame draw:style-name="gr5" draw:text-style-name="P5" draw:layer="layout" svg:width="0.897cm" svg:height="0.798cm" svg:x="11.491cm" svg:y="13.53cm">
            <draw:text-box>
              <text:p text:style-name="P3"><text:span text:style-name="T2">F</text:span></text:p>
            </draw:text-box>
          </draw:frame>
          <draw:frame draw:style-name="gr6" draw:text-style-name="P4" draw:layer="layout" svg:width="1.096cm" svg:height="0.8cm" svg:x="10.712cm" svg:y="14.604cm">
            <draw:text-box>
              <text:p text:style-name="P3"><text:span text:style-name="T1">+1</text:span></text:p>
            </draw:text-box>
          </draw:frame>
          <draw:frame draw:style-name="gr7" draw:text-style-name="P4" draw:layer="layout" svg:width="1.098cm" svg:height="0.802cm" svg:x="10.025cm" svg:y="13.938cm">
            <draw:text-box>
              <text:p text:style-name="P3"><text:span text:style-name="T1">+1</text:span></text:p>
            </draw:text-box>
          </draw:frame>
          <draw:frame draw:style-name="gr8" draw:text-style-name="P5" draw:layer="layout" svg:width="0.944cm" svg:height="0.798cm" svg:x="8.461cm" svg:y="12.615cm">
            <draw:text-box>
              <text:p text:style-name="P3"><text:span text:style-name="T2">G</text:span></text:p>
            </draw:text-box>
          </draw:frame>
          <draw:g>
            <draw:line draw:style-name="gr9" draw:text-style-name="P6" draw:layer="layout" svg:x1="11.745cm" svg:y1="14.139cm" svg:x2="11.508cm" svg:y2="14.344cm">
              <text:p/>
            </draw:line>
            <draw:line draw:style-name="gr9" draw:text-style-name="P6" draw:layer="layout" svg:x1="11.743cm" svg:y1="14.348cm" svg:x2="11.524cm" svg:y2="14.123cm">
              <text:p/>
            </draw:line>
          </draw:g>
          <draw:g>
            <draw:line draw:style-name="gr9" draw:text-style-name="P6" draw:layer="layout" svg:x1="9.358cm" svg:y1="12.693cm" svg:x2="9.121cm" svg:y2="12.898cm">
              <text:p/>
            </draw:line>
            <draw:line draw:style-name="gr9" draw:text-style-name="P6" draw:layer="layout" svg:x1="9.356cm" svg:y1="12.9cm" svg:x2="9.137cm" svg:y2="12.67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2:49:17.802573052</meta:creation-date>
    <dc:date>2018-03-16T12:49:35.765576183</dc:date>
    <meta:editing-duration>PT18S</meta:editing-duration>
    <meta:editing-cycles>1</meta:editing-cycles>
    <meta:document-statistic meta:object-count="43"/>
    <meta:generator>LibreOffice/6.0.0.3$MacOSX_X86_64 LibreOffice_project/64a0f66915f38c6217de274f0aa8e15618924765</meta:generator>
  </office:meta>
</office:document-meta>
</file>